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stservManager.getCommandTarget( MailAddress mai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stservManager.getLis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stservManager.loadCommands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stservManager.initializ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stservManager.initUsersReposi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stservManag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andListservManager.getComma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stservManager.service( Mail 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andListservManager.getListName( boolean display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stservManager.getStandar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stservManager.initXMLResources( String [ ] 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andListservManager.getField( Object instanc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andListservManager.getCommandName( MailAddress mai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stservManager.getResourc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stservManager.getUsers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stservManager.loadCommand( String commandName , String className ,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andListservManager.onError( Mail mail , String subject , String 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stservManager.getLis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stservManager.loadCommandPackages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mandListservManager.get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